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538"/>
    </style:style>
    <style:style style:name="P2" style:family="paragraph" style:parent-style-name="Standard">
      <style:text-properties officeooo:rsid="00074f7b" officeooo:paragraph-rsid="00074f7b"/>
    </style:style>
    <style:style style:name="P3" style:family="paragraph" style:parent-style-name="Standard">
      <style:text-properties officeooo:rsid="000b29dc" officeooo:paragraph-rsid="000b29dc"/>
    </style:style>
    <style:style style:name="P4" style:family="paragraph" style:parent-style-name="Standard">
      <style:text-properties officeooo:paragraph-rsid="000b29dc"/>
    </style:style>
    <style:style style:name="P5" style:family="paragraph" style:parent-style-name="Standard">
      <style:text-properties officeooo:rsid="000ddc18" officeooo:paragraph-rsid="000ddc18"/>
    </style:style>
    <style:style style:name="P6" style:family="paragraph" style:parent-style-name="Standard">
      <style:text-properties officeooo:rsid="000fc7d4" officeooo:paragraph-rsid="000fc7d4"/>
    </style:style>
    <style:style style:name="P7" style:family="paragraph" style:parent-style-name="Standard">
      <style:text-properties officeooo:rsid="000fc7d4" officeooo:paragraph-rsid="0012b527"/>
    </style:style>
    <style:style style:name="T1" style:family="text">
      <style:text-properties fo:font-weight="bold"/>
    </style:style>
    <style:style style:name="T2" style:family="text">
      <style:text-properties fo:font-weight="bold" officeooo:rsid="0012b527" style:font-weight-asian="bold" style:font-weight-complex="bold"/>
    </style:style>
    <style:style style:name="T3" style:family="text">
      <style:text-properties officeooo:rsid="0008ac54"/>
    </style:style>
    <style:style style:name="T4" style:family="text">
      <style:text-properties officeooo:rsid="00094a47"/>
    </style:style>
    <style:style style:name="T5" style:family="text">
      <style:text-properties officeooo:rsid="000968d2"/>
    </style:style>
    <style:style style:name="T6" style:family="text">
      <style:text-properties officeooo:rsid="000b29dc"/>
    </style:style>
    <style:style style:name="T7" style:family="text">
      <style:text-properties officeooo:rsid="000c3a1b"/>
    </style:style>
    <style:style style:name="T8" style:family="text">
      <style:text-properties officeooo:rsid="0013e0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e 5.1</text:p>
      <text:p text:style-name="P1"><text:span text:style-name="T1">Variable</text:span> N <text:span text:style-name="T1">en</text:span> <text:span text:style-name="T1">Entier</text:span><text:line-break/><text:span text:style-name="T1">Debut</text:span><text:line-break/>N ← 0<text:line-break/><text:span text:style-name="T1">Ecrire</text:span> "Entrez un nombre entre 1 et 3"<text:line-break/><text:span text:style-name="T1">TantQue</text:span> N &lt; 1 ou N &gt; 3<text:line-break/><text:span text:style-name="T1">Lire</text:span> N<text:line-break/><text:span text:style-name="T1">Si</text:span> N &lt; 1 ou N &gt; 3 <text:span text:style-name="T1">Alors</text:span><text:line-break/><text:span text:style-name="T1">Ecrire</text:span> "Saisie erronée. Recommencez”<text:line-break/><text:span text:style-name="T1">FinSi</text:span><text:line-break/><text:span text:style-name="T1">FinTantQue</text:span><text:line-break/><text:span text:style-name="T1">Fin</text:span></text:p>
      <text:p text:style-name="Standard"/>
      <text:p text:style-name="Standard">Exercice 5.2</text:p>
      <text:p text:style-name="P1"><text:span text:style-name="T1">Variable</text:span> N <text:span text:style-name="T1">en</text:span> <text:span text:style-name="T1">Entier</text:span><text:line-break/><text:span text:style-name="T1">Debut</text:span><text:line-break/>N ← 0<text:line-break/><text:span text:style-name="T1">Ecrire</text:span> "Entrez un nombre entre 10 et 20"<text:line-break/><text:span text:style-name="T1">TantQue</text:span> N &lt; 10 ou N &gt; 20<text:line-break/><text:span text:style-name="T1">Lire</text:span> N<text:line-break/><text:span text:style-name="T1">Si</text:span> N &lt; 10 <text:span text:style-name="T1">Alors</text:span><text:line-break/><text:span text:style-name="T1">Ecrire</text:span> "Plus grand !"<text:line-break/><text:span text:style-name="T1">SinonSi</text:span> N &gt; 20 Alors</text:p>
      <text:p text:style-name="P1"><text:span text:style-name="T1">Ecrire</text:span> "Plus petit !"<text:line-break/><text:span text:style-name="T1">FinSi</text:span><text:line-break/><text:span text:style-name="T1">FinTantQue</text:span><text:line-break/><text:span text:style-name="T1">Fin</text:span></text:p>
      <text:p text:style-name="Standard"/>
      <text:p text:style-name="Standard">Exercice 5.3</text:p>
      <text:p text:style-name="Standard"><text:span text:style-name="T1">Variables</text:span> N, i <text:span text:style-name="T1">en</text:span> <text:span text:style-name="T1">Entier</text:span><text:line-break/><text:span text:style-name="T1">Debut</text:span><text:line-break/><text:span text:style-name="T1">Ecrire</text:span> "Entrez un nombre : "<text:line-break/><text:span text:style-name="T1">Lire</text:span> N<text:line-break/>Stop ← N+10<text:line-break/><text:span text:style-name="T1">Ecrire</text:span> "Les 10 nombres suivants sont : "<text:line-break/><text:span text:style-name="T1">TantQue</text:span> N &lt; Stop<text:line-break/>N ← N+1<text:line-break/><text:span text:style-name="T1">Ecrire</text:span> N<text:line-break/><text:span text:style-name="T1">FinTantQue</text:span><text:line-break/><text:span text:style-name="T1">Fin</text:span></text:p>
      <text:p text:style-name="P2">Ou alors</text:p>
      <text:p text:style-name="P2"/>
      <text:p text:style-name="Standard"><text:span text:style-name="T1">Variables</text:span> N, i <text:span text:style-name="T1">en</text:span> <text:span text:style-name="T1">Entier</text:span><text:line-break/><text:span text:style-name="T1">Debut</text:span><text:line-break/><text:span text:style-name="T1">Ecrire</text:span> "Entrez un nombre : "<text:line-break/><text:span text:style-name="T1">Lire</text:span> N<text:line-break/>i ← 0<text:line-break/><text:span text:style-name="T1">Ecrire</text:span> "Les 10 nombres suivants sont : "<text:line-break/><text:span text:style-name="T1">TantQue</text:span> i &lt; 10<text:line-break/>i ← i + 1<text:line-break/><text:span text:style-name="T1">Ecrire</text:span> N + i<text:line-break/><text:soft-page-break/><text:span text:style-name="T1">FinTantQue</text:span><text:line-break/><text:span text:style-name="T1">Fin</text:span></text:p>
      <text:p text:style-name="Standard"/>
      <text:p text:style-name="Standard">Exercice 5.<text:span text:style-name="T3">4</text:span></text:p>
      <text:p text:style-name="Standard"><text:span text:style-name="T1">Variables</text:span> N, i <text:span text:style-name="T1">en</text:span> <text:span text:style-name="T1">Entier</text:span><text:line-break/><text:span text:style-name="T1">Debut</text:span><text:line-break/><text:span text:style-name="T1">Ecrire</text:span> "Entrez un nombre : "<text:line-break/><text:span text:style-name="T1">Lire</text:span> N<text:line-break/><text:span text:style-name="T1">Ecrire</text:span> "La table de multiplication de ce nombre est : "<text:line-break/><text:span text:style-name="T1">Pour</text:span> i ← 1 à 10<text:line-break/><text:span text:style-name="T1">Ecrire</text:span> N, " x ", i, " = ", n*i<text:line-break/>i <text:span text:style-name="T1">Suivant</text:span><text:line-break/><text:span text:style-name="T1">Fin</text:span></text:p>
      <text:p text:style-name="Standard"/>
      <text:p text:style-name="Standard">Exercice 5.<text:span text:style-name="T4">5</text:span></text:p>
      <text:p text:style-name="Standard"><text:span text:style-name="T1">Variables</text:span> N, i, Som <text:span text:style-name="T1">en</text:span> <text:span text:style-name="T1">Entier</text:span><text:line-break/><text:span text:style-name="T1">Debut</text:span><text:line-break/><text:span text:style-name="T1">Ecrire</text:span> "Entrez un nombre : "<text:line-break/><text:span text:style-name="T1">Lire</text:span> N<text:line-break/>Som ← 0<text:line-break/><text:span text:style-name="T1">Pour</text:span> i ← 1 à N<text:line-break/>Som ← Som + i<text:line-break/>i <text:span text:style-name="T1">Suivant</text:span><text:line-break/><text:span text:style-name="T1">Ecrire</text:span> "La somme est : ", Som<text:line-break/><text:span text:style-name="T1">Fin</text:span></text:p>
      <text:p text:style-name="Standard"/>
      <text:p text:style-name="Standard">Exercice 5.<text:span text:style-name="T5">6</text:span></text:p>
      <text:p text:style-name="Standard"><text:span text:style-name="T1">Variables</text:span> N, i, F <text:span text:style-name="T1">en</text:span> <text:span text:style-name="T1">Entier</text:span><text:line-break/><text:span text:style-name="T1">Debut</text:span><text:line-break/><text:span text:style-name="T1">Ecrire</text:span> "Entrez un nombre : "<text:line-break/><text:span text:style-name="T1">Lire</text:span> N<text:line-break/>F ← 1<text:line-break/><text:span text:style-name="T1">Pour</text:span> i ← 2 à N<text:line-break/>F ← F * i<text:line-break/>i <text:span text:style-name="T1">Suivant</text:span><text:line-break/><text:span text:style-name="T1">Ecrire</text:span> "La factorielle est : ", F<text:line-break/><text:span text:style-name="T1">Fin</text:span></text:p>
      <text:p text:style-name="Standard"/>
      <text:p text:style-name="P3">Exercice 5.7</text:p>
      <text:p text:style-name="Standard"><text:span text:style-name="T1">Variables</text:span> N, i, PG, IPG <text:span text:style-name="T1">en</text:span> <text:span text:style-name="T1">Entier</text:span><text:line-break/><text:span text:style-name="T1">Debut</text:span><text:line-break/>PG ← 0<text:line-break/><text:span text:style-name="T1">Pour</text:span> i ← 1 à 20<text:line-break/><text:span text:style-name="T1">Ecrire</text:span> "Entrez un nombre : "<text:line-break/><text:span text:style-name="T1">Lire</text:span> N<text:line-break/><text:span text:style-name="T1">Si</text:span> i = 1 ou N &gt; PG <text:span text:style-name="T1">Alors</text:span><text:line-break/>PG ← N<text:line-break/>IPG ← i<text:line-break/><text:span text:style-name="T1">FinSi</text:span><text:line-break/>i <text:span text:style-name="T1">Suivant</text:span><text:line-break/><text:span text:style-name="T1">Ecrire</text:span> "Le nombre le plus grand était : ", PG<text:line-break/><text:soft-page-break/><text:span text:style-name="T1">Ecrire</text:span> "Il a été saisi en position numéro ", IPG<text:line-break/><text:span text:style-name="T1">Fin</text:span></text:p>
      <text:p text:style-name="Standard"/>
      <text:p text:style-name="Standard">Exercice 5.<text:span text:style-name="T8">8</text:span></text:p>
      <text:p text:style-name="P4"><text:span text:style-name="T1">Variables</text:span> N, i, PG, IPG <text:span text:style-name="T1">en</text:span> <text:span text:style-name="T1">Entier</text:span><text:line-break/><text:span text:style-name="T1">Debut</text:span><text:line-break/>N ← 1<text:line-break/>i ← 0<text:line-break/>PG ← 0 <text:line-break/><text:span text:style-name="T1">TantQue</text:span> N &lt;&gt; 0<text:line-break/><text:span text:style-name="T1">Ecrire</text:span> "Entrez un nombre : "<text:line-break/><text:span text:style-name="T1">Lire</text:span> N<text:line-break/>i ← i + 1<text:line-break/><text:span text:style-name="T1">Si</text:span> i = 1 ou N &gt; PG <text:span text:style-name="T1">Alors</text:span><text:line-break/>PG ← N<text:line-break/>IPG ← i</text:p>
      <text:p text:style-name="P4"><text:span text:style-name="T1">FinSi</text:span><text:line-break/><text:span text:style-name="T1">FinTantQue</text:span><text:line-break/><text:span text:style-name="T1">Ecrire</text:span> "Le nombre le plus grand était : ", PG<text:line-break/><text:span text:style-name="T1">Ecrire</text:span> "Il a été saisi en position numéro ", IPG<text:line-break/><text:span text:style-name="T1">Fin</text:span></text:p>
      <text:p text:style-name="Standard"/>
      <text:p text:style-name="Standard">Exercice 5.<text:span text:style-name="T8">9</text:span></text:p>
      <text:p text:style-name="Standard"><text:span text:style-name="T1">Variables</text:span> E, somdue, M, Reste, Nb10E, Nb5E <text:span text:style-name="T1">En</text:span> <text:span text:style-name="T1">Entier</text:span><text:line-break/><text:span text:style-name="T1">Debut</text:span><text:line-break/>E ← 1<text:line-break/>somdue ← 0<text:line-break/><text:span text:style-name="T1">TantQue</text:span> E &lt;&gt; 0<text:line-break/><text:span text:style-name="T1">Ecrire</text:span> "Entrez le montant : "<text:line-break/><text:span text:style-name="T1">Lire</text:span> E<text:line-break/>somdue ← somdue + E<text:line-break/><text:span text:style-name="T1">FinTantQue</text:span><text:line-break/><text:span text:style-name="T1">Ecrire</text:span> "Vous devez :", somdue, " euros"<text:line-break/><text:span text:style-name="T1">Ecrire</text:span> "Montant versé :"<text:line-break/><text:span text:style-name="T1">Lire</text:span> M<text:line-break/>Reste ← M - somdue<text:line-break/>Nb10E ← 0<text:line-break/><text:span text:style-name="T1">TantQue</text:span> Reste &gt;= 10<text:line-break/>Nb10E ← Nb10E + 1<text:line-break/>Reste ← Reste – 10<text:line-break/><text:span text:style-name="T1">FinTantQue</text:span><text:line-break/>Nb5E ← 0<text:line-break/><text:span text:style-name="T1">Si</text:span> Reste &gt;= 5<text:line-break/>Nb5E ← 1<text:line-break/>Reste ← Reste – 5<text:line-break/><text:span text:style-name="T1">FinSi</text:span><text:line-break/><text:span text:style-name="T1">Ecrire</text:span> "Rendu de la monnaie :"<text:line-break/><text:span text:style-name="T1">Ecrire</text:span> "Billets de 10 E : ", Nb10E<text:line-break/><text:span text:style-name="T1">Ecrire</text:span> "Billets de <text:s/>5 E : ", Nb5E<text:line-break/><text:span text:style-name="T1">Ecrire</text:span> "Pièces de 1 E : ", reste<text:line-break/><text:span text:style-name="T1">Fin</text:span></text:p>
      <text:p text:style-name="Standard"/>
      <text:p text:style-name="P5"><text:soft-page-break/>Exercice 5.10</text:p>
      <text:p text:style-name="P6">Version simple : </text:p>
      <text:p text:style-name="P7">Variables N, P, i, Numé, Déno1, Déno2 en Entier<text:line-break/><text:span text:style-name="T2">Debut</text:span> </text:p>
      <text:p text:style-name="P7"><text:span text:style-name="T1">Ecrire</text:span> "Entrez le nombre de chevaux partants : "<text:line-break/><text:span text:style-name="T1">Lire</text:span> N<text:line-break/><text:span text:style-name="T1">Ecrire</text:span> "Entrez le nombre de chevaux joués : "<text:line-break/><text:span text:style-name="T1">Lire</text:span> P<text:line-break/>Numé ← 1<text:line-break/><text:span text:style-name="T1">Pour</text:span> i ← 2 à N<text:line-break/>Numé ← Numé * i<text:line-break/>i <text:span text:style-name="T1">Suivant</text:span><text:line-break/>Déno1 ← 1<text:line-break/><text:span text:style-name="T1">Pour</text:span> i ← 2 à N-P<text:line-break/>Déno1 ← Déno1 * i<text:line-break/>i <text:span text:style-name="T1">Suivant</text:span><text:line-break/>Déno2 ← 1<text:line-break/><text:span text:style-name="T1">Pour</text:span> i ← 2 à P<text:line-break/>Déno2 ← Déno2 * i<text:line-break/>i <text:span text:style-name="T1">Suivant</text:span><text:line-break/><text:span text:style-name="T1">Ecrire</text:span> "Dans l’ordre, une chance sur ", Numé / Déno1<text:line-break/><text:span text:style-name="T1">Ecrire</text:span> "Dans le désordre, une sur ", Numé / (Déno1 * Déno2)<text:line-break/><text:span text:style-name="T1">Fin</text:span></text:p>
      <text:p text:style-name="P6"/>
      <text:p text:style-name="P6">Version plus performante :</text:p>
      <text:p text:style-name="P5"><text:span text:style-name="T1">Variables</text:span> N, P, i, A, B <text:span text:style-name="T1">en</text:span> <text:span text:style-name="T1">Numérique</text:span><text:line-break/><text:span text:style-name="T1">Debut</text:span><text:line-break/><text:span text:style-name="T1">Ecrire</text:span> "Entrez le nombre de chevaux partants : "<text:line-break/><text:span text:style-name="T1">Lire</text:span> N<text:line-break/><text:span text:style-name="T1">Ecrire</text:span> "Entrez le nombre de chevaux joués : " <text:line-break/><text:span text:style-name="T1">Lire</text:span> P <text:line-break/>A ← 1 <text:line-break/>B ← 1 <text:line-break/><text:span text:style-name="T1">Pour</text:span> i ← 1 à P <text:line-break/>A ← A * (i + N - P) <text:line-break/>B ← B * i <text:line-break/>i <text:span text:style-name="T1">Suivant</text:span> <text:line-break/><text:span text:style-name="T1">Ecrire</text:span> "Dans l’ordre, une chance sur ", A <text:line-break/><text:span text:style-name="T1">Ecrire</text:span> "Dans le désordre, une chance sur ", A / B <text:line-break/><text:span text:style-name="T1">Fin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42:49.655245450</meta:creation-date>
    <dc:date>2023-03-20T12:08:21.671973741</dc:date>
    <meta:editing-duration>PT25M26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4" meta:paragraph-count="28" meta:word-count="749" meta:character-count="3187" meta:non-whitespace-character-count="2450"/>
  </office:meta>
</office:document-meta>
</file>